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1" manifest:media-type="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0D00000062FEEA9BFC6CF7644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1.24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" style:family="paragraph" style:parent-style-name="Footer">
      <style:paragraph-properties fo:margin-top="0cm" fo:margin-bottom="0cm" loext:contextual-spacing="false" fo:line-height="100%" style:writing-mode="page"/>
      <style:text-properties officeooo:paragraph-rsid="0010526d"/>
    </style:style>
    <style:style style:name="P4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officeooo:paragraph-rsid="0010526d"/>
    </style:style>
    <style:style style:name="P5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style:font-name="Arial1" fo:font-size="9pt" officeooo:paragraph-rsid="0010526d" style:font-size-asian="9pt" style:font-size-complex="9pt"/>
    </style:style>
    <style:style style:name="P6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style:font-name="Arial1" fo:font-size="9pt" officeooo:paragraph-rsid="001406ba" style:font-size-asian="9pt" style:font-size-complex="9pt"/>
    </style:style>
    <style:style style:name="P7" style:family="paragraph" style:parent-style-name="Text_20_body">
      <style:text-properties style:font-name="Arial1" fo:font-size="12pt" officeooo:paragraph-rsid="000591f0" style:font-size-asian="12pt" style:font-size-complex="12pt"/>
    </style:style>
    <style:style style:name="P8" style:family="paragraph" style:parent-style-name="Text_20_body">
      <style:paragraph-properties fo:line-height="100%"/>
      <style:text-properties style:font-name="Arial1" fo:font-size="12pt" officeooo:paragraph-rsid="000591f0" style:font-size-asian="12pt" style:font-size-complex="12pt"/>
    </style:style>
    <style:style style:name="P9" style:family="paragraph" style:parent-style-name="Text_20_body"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bold" officeooo:paragraph-rsid="000591f0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bold" officeooo:paragraph-rsid="000591f0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bold" officeooo:paragraph-rsid="000591f0" style:text-blinking="false" fo:background-color="#ffffff" style:font-size-asian="12pt" style:font-size-complex="12pt"/>
    </style:style>
    <style:style style:name="P12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bold" officeooo:paragraph-rsid="000591f0" style:text-blinking="false" fo:background-color="#ffffff" style:font-size-asian="12pt" style:font-size-complex="12pt"/>
    </style:style>
    <style:style style:name="P13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.212cm" loext:contextual-spacing="false" fo:line-height="120%" fo:text-align="start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18e5b6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rsid="0016f113" officeooo:paragraph-rsid="000591f0" style:text-blinking="false" fo:background-color="#ffffff" style:font-size-asian="12pt" style:font-size-complex="12pt"/>
    </style:style>
    <style:style style:name="P16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italic" style:text-underline-style="none" fo:font-weight="normal" officeooo:paragraph-rsid="001406ba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212121" style:font-name="Arial1" fo:font-size="12pt" fo:font-style="normal" style:text-underline-style="solid" style:text-underline-width="auto" style:text-underline-color="font-color" fo:font-weight="normal" officeooo:paragraph-rsid="000591f0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bbbf7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daebf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fo:font-weight="normal" officeooo:paragraph-rsid="000591f0" style:font-size-asian="12pt" style:font-size-complex="12pt"/>
    </style:style>
    <style:style style:name="P21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fo:font-weight="normal" officeooo:paragraph-rsid="0006b7d3" style:font-size-asian="12pt" style:font-size-complex="12pt"/>
    </style:style>
    <style:style style:name="P22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style:font-name="Arial1" fo:font-size="12pt" fo:font-weight="normal" officeooo:rsid="000daebf" officeooo:paragraph-rsid="001000a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fo:font-weight="normal" officeooo:paragraph-rsid="000591f0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officeooo:paragraph-rsid="000591f0" style:font-size-asian="12pt" style:font-size-complex="12pt"/>
    </style:style>
    <style:style style:name="P25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officeooo:paragraph-rsid="000bbbf7" style:font-size-asian="12pt" style:font-size-complex="12pt"/>
    </style:style>
    <style:style style:name="P26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officeooo:paragraph-rsid="000daebf" style:font-size-asian="12pt" style:font-size-complex="12pt"/>
    </style:style>
    <style:style style:name="P27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officeooo:paragraph-rsid="001c294c" style:font-size-asian="12pt" style:font-size-complex="12pt"/>
    </style:style>
    <style:style style:name="P28" style:family="paragraph" style:parent-style-name="Text_20_body">
      <style:paragraph-properties fo:margin-top="0cm" fo:margin-bottom="0.212cm" loext:contextual-spacing="false" fo:line-height="120%" fo:text-align="start" style:justify-single-word="false" style:writing-mode="lr-tb"/>
      <style:text-properties style:font-name="Arial1" fo:font-size="10pt" officeooo:paragraph-rsid="0018e5b6" style:font-size-asian="10pt" style:font-size-complex="10pt"/>
    </style:style>
    <style:style style:name="P29" style:family="paragraph" style:parent-style-name="Text_20_body" style:master-page-name="Standard">
      <style:paragraph-properties fo:margin-top="0cm" fo:margin-bottom="0.199cm" loext:contextual-spacing="false" fo:line-height="100%" fo:text-align="center" style:justify-single-word="false" style:page-number="1" style:writing-mode="lr-tb"/>
      <style:text-properties style:font-name="Arial1" fo:font-size="12pt" officeooo:paragraph-rsid="001bcfbd" style:font-size-asian="12pt" style:font-size-complex="12pt"/>
    </style:style>
    <style:style style:name="P30" style:family="paragraph" style:parent-style-name="Text_20_body">
      <style:paragraph-properties fo:margin-top="0cm" fo:margin-bottom="0.199cm" loext:contextual-spacing="false" fo:line-height="100%" fo:text-align="center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bold" officeooo:paragraph-rsid="00182882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1c294c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.212cm" loext:contextual-spacing="false" fo:line-height="120%" fo:text-align="start" style:justify-single-word="false" style:writing-mode="lr-tb"/>
      <style:text-properties fo:font-variant="normal" fo:text-transform="none" fo:color="#212121" style:text-line-through-style="none" style:text-line-through-type="none" style:font-name="Arial1" fo:font-size="10pt" fo:font-style="normal" style:text-underline-style="none" fo:font-weight="normal" officeooo:paragraph-rsid="001c294c" style:text-blinking="false" fo:background-color="transparent" style:font-size-asian="10pt" style:font-size-complex="10pt"/>
    </style:style>
    <style:style style:name="P33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style:font-name="Arial1" fo:font-size="12pt" fo:font-weight="normal" officeooo:paragraph-rsid="0006b7d3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style:font-name="Arial1" fo:font-size="12pt" officeooo:paragraph-rsid="000591f0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 style:writing-mode="lr-tb"/>
      <style:text-properties style:font-name="Arial1" fo:font-size="12pt" fo:font-weight="normal" officeooo:paragraph-rsid="000591f0" style:font-size-asian="12pt" style:font-size-complex="12pt"/>
    </style:style>
    <style:style style:name="P37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#ffffff" style:font-size-asian="12pt" style:font-size-complex="12pt"/>
    </style:style>
    <style:style style:name="P38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#ffffff" style:font-size-asian="12pt" style:font-size-complex="12pt"/>
    </style:style>
    <style:style style:name="P39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591f0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style:font-name="Arial1" fo:font-size="12pt" fo:font-weight="normal" officeooo:paragraph-rsid="000591f0" style:font-size-asian="12pt" style:font-size-complex="12pt"/>
    </style:style>
    <style:style style:name="P42" style:family="paragraph" style:parent-style-name="Text_20_body">
      <style:paragraph-properties fo:margin-left="0.101cm" fo:margin-right="0cm" fo:margin-top="0cm" fo:margin-bottom="0.199cm" loext:contextual-spacing="false" fo:line-height="100%" fo:text-indent="0cm" style:auto-text-indent="false" style:writing-mode="lr-tb"/>
      <style:text-properties style:font-name="Arial1" fo:font-size="12pt" officeooo:paragraph-rsid="000591f0" style:font-size-asian="12pt" style:font-size-complex="12pt"/>
    </style:style>
    <style:style style:name="T1" style:family="text">
      <style:text-properties fo:color="#000000" style:font-name="Arial" fo:font-size="9pt" fo:language="pt" fo:country="BR" style:text-underline-style="none" style:font-size-asian="9pt" style:font-name-complex="Arial2" style:font-size-complex="9pt"/>
    </style:style>
    <style:style style:name="T2" style:family="text">
      <style:text-properties fo:color="#000000" style:font-name="Arial1" fo:font-size="9pt" fo:language="pt" fo:country="BR" style:font-size-asian="9pt" style:font-name-complex="Arial2" style:font-size-complex="9pt"/>
    </style:style>
    <style:style style:name="T3" style:family="text">
      <style:text-properties fo:color="#000000" style:font-name="Arial1" fo:font-size="9pt" fo:language="pt" fo:country="BR" officeooo:rsid="001406ba" style:font-size-asian="9pt" style:font-name-complex="Arial2" style:font-size-complex="9pt"/>
    </style:style>
    <style:style style:name="T4" style:family="text">
      <style:text-properties fo:color="#000000" style:font-name="Arial1" fo:font-size="9pt" fo:language="pt" fo:country="BR" style:font-name-asian="Arial2" style:font-size-asian="9pt" style:font-name-complex="Arial2" style:font-size-complex="9pt"/>
    </style:style>
    <style:style style:name="T5" style:family="text">
      <style:text-properties fo:color="#000000" style:font-name="Arial1" fo:font-size="9pt" fo:language="pt" fo:country="BR" style:text-underline-style="none" style:font-size-asian="9pt" style:font-name-complex="Arial2" style:font-size-complex="9pt"/>
    </style:style>
    <style:style style:name="T6" style:family="text">
      <style:text-properties fo:color="#000000" fo:language="pt" fo:country="BR" style:font-name-complex="Arial2"/>
    </style:style>
    <style:style style:name="T7" style:family="text">
      <style:text-properties fo:color="#000000" fo:language="pt" fo:country="BR" officeooo:rsid="001406ba" style:font-name-complex="Arial2"/>
    </style:style>
    <style:style style:name="T8" style:family="text">
      <style:text-properties fo:color="#000000" fo:language="pt" fo:country="BR" officeooo:rsid="0010526d" style:font-name-complex="Arial2"/>
    </style:style>
    <style:style style:name="T9" style:family="text">
      <style:text-properties fo:color="#000000" fo:language="pt" fo:country="BR" officeooo:rsid="00182882" style:font-name-complex="Arial2"/>
    </style:style>
    <style:style style:name="T10" style:family="text">
      <style:text-properties fo:color="#000000" fo:language="pt" fo:country="BR" style:font-name-asian="Arial2" style:font-name-complex="Arial2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 style:font-name-complex="Arial2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6fc0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4d6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212121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212121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212121" style:text-line-through-style="none" style:text-line-through-type="none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212121" style:text-line-through-style="none" style:text-line-through-type="none" style:text-position="super 58%" fo:font-size="12pt" fo:font-style="normal" style:text-underline-style="none" fo:font-weight="normal" officeooo:rsid="0006fc0c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212121" style:text-line-through-style="none" style:text-line-through-type="none" style:text-position="super 58%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06fc0c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406b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212121" style:text-line-through-style="none" style:text-line-through-type="none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212121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212121" style:text-line-through-style="none" style:text-line-through-type="none" fo:font-style="normal" style:text-underline-style="none" fo:font-weight="bold" officeooo:rsid="001bcfbd" style:text-blinking="false" fo:background-color="transparent" loext:char-shading-value="0"/>
    </style:style>
    <style:style style:name="T30" style:family="text">
      <style:text-properties fo:font-variant="normal" fo:text-transform="none" fo:color="#212121" style:text-line-through-style="none" style:text-line-through-type="none" fo:font-style="normal" style:text-underline-style="none" fo:font-weight="bold" officeooo:rsid="001eb1d3" style:text-blinking="false" fo:background-color="transparent" loext:char-shading-value="0"/>
    </style:style>
    <style:style style:name="T31" style:family="text">
      <style:text-properties fo:font-variant="normal" fo:text-transform="none" fo:color="#212121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32" style:family="text">
      <style:text-properties fo:font-variant="normal" fo:text-transform="none" fo:color="#212121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212121" style:text-line-through-style="none" style:text-line-through-type="none" fo:font-style="normal" style:text-underline-style="none" fo:font-weight="normal" officeooo:rsid="0007ac8d" style:text-blinking="false" fo:background-color="transparent" loext:char-shading-value="0"/>
    </style:style>
    <style:style style:name="T34" style:family="text">
      <style:text-properties fo:font-variant="normal" fo:text-transform="none" fo:color="#212121" style:text-line-through-style="none" style:text-line-through-type="none" fo:font-style="normal" style:text-underline-style="none" fo:font-weight="normal" officeooo:rsid="000bbbf7" style:text-blinking="false" fo:background-color="transparent" loext:char-shading-value="0"/>
    </style:style>
    <style:style style:name="T35" style:family="text">
      <style:text-properties fo:font-variant="normal" fo:text-transform="none" fo:color="#212121" style:text-line-through-style="none" style:text-line-through-type="none" fo:font-style="normal" style:text-underline-style="none" fo:font-weight="normal" officeooo:rsid="000daebf" style:text-blinking="false" fo:background-color="transparent" loext:char-shading-value="0"/>
    </style:style>
    <style:style style:name="T36" style:family="text">
      <style:text-properties fo:font-variant="normal" fo:text-transform="none" fo:color="#212121" style:text-line-through-style="none" style:text-line-through-type="none" fo:font-style="normal" style:text-underline-style="none" fo:font-weight="normal" officeooo:rsid="00146c7b" style:text-blinking="false" fo:background-color="transparent" loext:char-shading-value="0"/>
    </style:style>
    <style:style style:name="T37" style:family="text">
      <style:text-properties fo:font-variant="normal" fo:text-transform="none" fo:color="#212121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212121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212121" style:text-line-through-style="none" style:text-line-through-type="none" fo:font-style="normal" style:text-underline-style="none" officeooo:rsid="0013d78b" style:text-blinking="false" fo:background-color="transparent" loext:char-shading-value="0"/>
    </style:style>
    <style:style style:name="T40" style:family="text">
      <style:text-properties fo:font-variant="normal" fo:text-transform="none" fo:color="#212121" style:text-line-through-style="none" style:text-line-through-type="none" fo:font-style="normal" style:text-underline-style="none" officeooo:rsid="001000a5" style:text-blinking="false" fo:background-color="transparent" loext:char-shading-value="0"/>
    </style:style>
    <style:style style:name="T41" style:family="text">
      <style:text-properties fo:font-variant="normal" fo:text-transform="none" fo:color="#212121" style:text-line-through-style="none" style:text-line-through-type="none" fo:font-style="normal" style:text-underline-style="none" officeooo:rsid="001001b4" style:text-blinking="false" fo:background-color="transparent" loext:char-shading-value="0"/>
    </style:style>
    <style:style style:name="T42" style:family="text">
      <style:text-properties fo:font-variant="normal" fo:text-transform="none" fo:color="#212121" style:text-line-through-style="none" style:text-line-through-type="none" fo:font-style="normal" style:text-underline-style="none" officeooo:rsid="0017b3fa" style:text-blinking="false" fo:background-color="transparent" loext:char-shading-value="0"/>
    </style:style>
    <style:style style:name="T43" style:family="text">
      <style:text-properties fo:font-variant="normal" fo:text-transform="none" fo:color="#212121" style:text-line-through-style="none" style:text-line-through-type="none" fo:font-style="normal" style:text-underline-style="none" officeooo:rsid="001eb1d3" style:text-blinking="false" fo:background-color="transparent" loext:char-shading-value="0"/>
    </style:style>
    <style:style style:name="T44" style:family="text">
      <style:text-properties fo:font-variant="normal" fo:text-transform="none" fo:color="#212121" style:text-line-through-style="none" style:text-line-through-type="none" fo:font-style="normal" style:text-underline-style="none" officeooo:rsid="001eb1d3" style:text-blinking="false" fo:background-color="transparent" loext:char-shading-value="0"/>
    </style:style>
    <style:style style:name="T45" style:family="text">
      <style:text-properties fo:font-variant="normal" fo:text-transform="none" fo:color="#212121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212121" style:text-line-through-style="none" style:text-line-through-type="none" fo:font-style="normal" style:text-underline-style="none" style:text-blinking="false" fo:background-color="#ffffff" loext:char-shading-value="0"/>
    </style:style>
    <style:style style:name="T47" style:family="text">
      <style:text-properties fo:font-variant="normal" fo:text-transform="none" fo:color="#212121" style:text-line-through-style="none" style:text-line-through-type="none" fo:font-style="normal" style:text-underline-style="none" officeooo:rsid="0017dacd" style:text-blinking="false" fo:background-color="#ffffff" loext:char-shading-value="0"/>
    </style:style>
    <style:style style:name="T48" style:family="text">
      <style:text-properties fo:font-variant="normal" fo:text-transform="none" fo:color="#212121" style:text-line-through-style="none" style:text-line-through-type="none" fo:font-style="normal" style:text-underline-style="none" officeooo:rsid="0016f113" style:text-blinking="false" fo:background-color="#ffffff" loext:char-shading-value="0"/>
    </style:style>
    <style:style style:name="T49" style:family="text">
      <style:text-properties fo:font-variant="normal" fo:text-transform="none" fo:color="#212121" style:text-line-through-style="none" style:text-line-through-type="none" fo:font-style="normal" style:text-underline-style="none" officeooo:rsid="001000a5" style:text-blinking="false" fo:background-color="#ffffff" loext:char-shading-value="0"/>
    </style:style>
    <style:style style:name="T50" style:family="text">
      <style:text-properties fo:font-variant="normal" fo:text-transform="none" fo:color="#212121" style:text-line-through-style="none" style:text-line-through-type="none" fo:font-style="normal" style:text-underline-style="none" style:text-blinking="false" fo:background-color="#ff66ff" loext:char-shading-value="0"/>
    </style:style>
    <style:style style:name="T51" style:family="text">
      <style:text-properties fo:font-variant="normal" fo:text-transform="none" fo:color="#212121" style:text-line-through-style="none" style:text-line-through-type="none" fo:font-style="normal" style:text-underline-style="none" officeooo:rsid="001eb1d3" style:text-blinking="false" fo:background-color="#ff66ff" loext:char-shading-value="0"/>
    </style:style>
    <style:style style:name="T52" style:family="text">
      <style:text-properties fo:font-variant="normal" fo:text-transform="none" fo:color="#212121" style:text-line-through-style="none" style:text-line-through-type="none" fo:font-style="italic" style:text-underline-style="none" officeooo:rsid="0016f113" style:text-blinking="false" fo:background-color="#ffffff" loext:char-shading-value="0" style:font-style-asian="italic" style:font-style-complex="italic"/>
    </style:style>
    <style:style style:name="T53" style:family="text">
      <style:text-properties fo:font-variant="normal" fo:text-transform="none" fo:color="#212121" style:text-line-through-style="none" style:text-line-through-type="none" fo:font-style="italic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212121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55" style:family="text">
      <style:text-properties fo:font-variant="normal" fo:text-transform="none" fo:color="#212121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212121" style:text-line-through-style="none" style:text-line-through-type="none" fo:font-style="italic" style:text-underline-style="none" fo:font-weight="normal" officeooo:rsid="00146c7b" style:text-blinking="fals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212121" style:text-line-through-style="none" style:text-line-through-type="none" fo:font-style="italic" style:text-underline-style="none" fo:font-weight="bold" style:text-blinking="false" fo:background-color="transparent" loext:char-shading-value="0"/>
    </style:style>
    <style:style style:name="T58" style:family="text">
      <style:text-properties fo:font-variant="normal" fo:text-transform="none" fo:color="#212121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212121" style:text-line-through-style="none" style:text-line-through-type="none" fo:font-style="italic" style:text-underline-style="none" fo:font-weight="bold" officeooo:rsid="000fcddd" style:text-blinking="false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color="#212121" style:text-line-through-style="none" style:text-line-through-type="none" style:text-position="0% 100%" fo:font-style="normal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ff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63" style:family="text">
      <style:text-properties fo:font-variant="normal" fo:text-transform="none" fo:color="#222222" style:text-line-through-style="none" style:text-line-through-type="none" fo:font-style="normal" style:text-underline-style="none" style:text-blinking="false" fo:background-color="#ffffff" loext:char-shading-value="0"/>
    </style:style>
    <style:style style:name="T64" style:family="text">
      <style:text-properties fo:font-variant="normal" fo:text-transform="none" fo:color="#222222" style:text-line-through-style="none" style:text-line-through-type="none" fo:font-style="normal" style:text-underline-style="none" style:text-blinking="false" fo:background-color="#ffffff" loext:char-shading-value="0" style:font-weight-asian="normal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fo:font-style="normal" style:text-underline-style="none" officeooo:rsid="000a9d82" style:text-blinking="false" fo:background-color="#ffffff" loext:char-shading-value="0"/>
    </style:style>
    <style:style style:name="T66" style:family="text">
      <style:text-properties fo:font-variant="normal" fo:text-transform="none" fo:color="#222222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67" style:family="text">
      <style:text-properties fo:font-variant="normal" fo:text-transform="none" fo:color="#222222" style:text-line-through-style="none" style:text-line-through-type="none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68" style:family="text">
      <style:text-properties fo:font-variant="normal" fo:text-transform="none" fo:color="#222222" style:text-line-through-style="none" style:text-line-through-type="none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69" style:family="text">
      <style:text-properties style:text-position="super 58%" officeooo:rsid="001001b4"/>
    </style:style>
    <style:style style:name="T70" style:family="text">
      <style:text-properties style:text-position="super 58%" officeooo:rsid="001001b4" style:font-style-asian="italic" style:font-style-complex="italic"/>
    </style:style>
    <style:style style:name="T71" style:family="text">
      <style:text-properties officeooo:rsid="0016f113"/>
    </style:style>
    <style:style style:name="T72" style:family="text">
      <style:text-properties officeooo:rsid="0006b7d3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officeooo:rsid="001406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8">AVALIAÇÃO TOXICOLÓGICA DE RESÍDUOS ELETRÔNICOS: <text:s text:c="21"/></text:span><text:span text:style-name="T30">e</text:span><text:span text:style-name="T28">studo de caso com pilhas alcalinas</text:span><text:span text:style-name="T32">.</text:span></text:p>
      <text:p text:style-name="P8"/>
      <text:p text:style-name="P16">Pedro <text:span text:style-name="T71">Luiz </text:span>Dias Barroso<text:span text:style-name="T69">1</text:span>, Julia Santos Caetano<text:span text:style-name="T69">2</text:span>, <text:span text:style-name="T74">J</text:span>ean Pierre Sayago<text:span text:style-name="T69">3</text:span>, Joeci Ricardo Godoi<text:span text:style-name="T70">4</text:span>, Rodrigo Souza Banegas<text:span text:style-name="T69">5</text:span>, Letícia Flohr<text:span text:style-name="T69">6</text:span></text:p>
      <text:p text:style-name="P7"/>
      <text:p text:style-name="P10">RESUMO</text:p>
      <text:p text:style-name="P7"/>
      <text:p text:style-name="P23"><text:span text:style-name="T46">Resíduos sólidos eletrônicos são um grave problema para o ambiente pois constituem-se de diversas substâncias tóxicas. Pilhas alcalinas são exemplos destes resíduos que são utilizados em residências e descartados como lixo comum. </text:span><text:span text:style-name="T47">O</text:span><text:span text:style-name="T46"> objetivo deste trabalho foi </text:span><text:span text:style-name="T48">avaliar </text:span><text:span text:style-name="T46">efeitos tóxicos provocados pelo descarte inadequado de pilhas. Foram realizados testes de fitotoxicidade e testes físico-químicos para avaliação de lixiviados de pilhas alcalinas. Os resultados observados indicam o grande</text:span><text:span text:style-name="T19"> </text:span><text:span text:style-name="T46">potencial tóxico de</text:span><text:span text:style-name="T47">stas</text:span><text:span text:style-name="T46"> pilhas </text:span><text:span text:style-name="T48">já que os lixiviados diminuíram a quantidade de sementes germinadas, o crescimento de raízes e a quantidade de clorofila em </text:span><text:span text:style-name="T52">Eruca sativa</text:span><text:span text:style-name="T48">. </text:span></text:p>
      <text:p text:style-name="P15"/>
      <text:p text:style-name="P20"><text:span text:style-name="T28">Palavras-chave: </text:span><text:span text:style-name="T38">Toxicidad</text:span><text:span text:style-name="T42">e.</text:span><text:span text:style-name="T38"> </text:span><text:span text:style-name="T42">P</text:span><text:span text:style-name="T38">ilhas alcalinas. </text:span><text:span text:style-name="T42">T</text:span><text:span text:style-name="T38">estes físico-químicos. </text:span><text:span text:style-name="T42">C</text:span><text:span text:style-name="T38">lorofila</text:span><text:span text:style-name="T42">.</text:span><text:span text:style-name="T38"> </text:span><text:span text:style-name="T42">G</text:span><text:span text:style-name="T38">erminação. </text:span><text:span text:style-name="T42">R</text:span><text:span text:style-name="T38">aízes.</text:span><text:span text:style-name="T20"> </text:span></text:p>
      <text:p text:style-name="P9"/>
      <text:p text:style-name="P10"/>
      <text:p text:style-name="P10">INTRODUÇÃO</text:p>
      <text:p text:style-name="P10"/>
      <text:p text:style-name="P21"><text:span text:style-name="T38">Os resíduos sólidos eletrônicos, também chamados de “lixos eletrônicos” configuram um grave problema para o ambiente, desde sua produção até o seu descarte, pois </text:span><text:soft-page-break/><text:span text:style-name="T38">são constituídos por materiais que possuem metais pesados altamente tóxicos, como o mercúrio, cádmio, berílio e o chumbo (MOI, </text:span><text:span text:style-name="T53">et al</text:span><text:span text:style-name="T38">., 2012). </text:span></text:p>
      <text:p text:style-name="P21"><text:span text:style-name="T38">Dados da Organização das Nações Unidas (ONU, 2014) estimam que a geração mundial de lixo eletrônico é de 40 milhões de toneladas ao ano, </text:span><text:span text:style-name="T42">e o Brasil</text:span><text:span text:style-name="T38"> produziu cerca de </text:span><text:span text:style-name="T43">1,4 milhão</text:span><text:span text:style-name="T38"> de toneladas de lixo eletrônico </text:span><text:span text:style-name="T42">neste mesmo ano. S</text:span><text:span text:style-name="T38">egundo o Programa das Nações Unidas para o Meio Ambiente (PNUMA, 2010), o Brasil é o país com maior geração de resíduos eletrônicos dentre os em desenvolvimento.</text:span></text:p>
      <text:p text:style-name="P13">Dentre os resíduos eletrônicos mais encontrados em nossas residências estão as pilhas e baterias, que ainda são descartadas como lixo doméstico comum (Reidler e Günther, 2003). As pilhas mais comumente utilizadas são as alcalinas, que apesar de serem fabricadas dentro dos padrões de Pb, Cd e Hg estabelecidos pela Resolução 401/2008 do Conselho Nacional de Meio Ambiente, podem conter quantidades apreciáveis de Zn e Mn, metais pesados que não são contemplados pela legislação vigente (Câmara <text:span text:style-name="T73">et al</text:span>., 2012).</text:p>
      <text:p text:style-name="P13">Sabendo-se que estes resíduos são encaminhados para vazadouros, lixões, ou acabam sendo queimados ou lançados diretamente no solo e em rios, deve-se <text:span text:style-name="T72">levar em conta</text:span> as interações destes materiais com o meio ambiente, pois isto facilita a liberação de conteúdo tóxico. Conforme Reidler e Günther (2003), as substâncias tóxicas que compõem as pilhas e baterias, podem atingir e contaminar os aquíferos e chegar ao organismo humano através da ingestão (água ou alimentos contaminados), da inalação ou contato dérmico.</text:p>
      <text:p text:style-name="P13">Considerando-se que os lixiviados de pilhas de uso doméstico apresentam riscos potenciais ao meio ambiente, o presente trabalho tem o objetivo de avaliar efeitos tóxicos provocados pelo descarte inadequado de pilhas. </text:p>
      <text:p text:style-name="P7"/>
      <text:p text:style-name="P7"/>
      <text:p text:style-name="P10">PROCEDIMENTOS METODOLÓGICOS</text:p>
      <text:p text:style-name="P7"/>
      <text:p text:style-name="P20"><text:span text:style-name="T38">O procedimento de lixiviação das pilhas foi realizado conforme Câmara </text:span><text:span text:style-name="T54">et al</text:span><text:span text:style-name="T38">. (2012). As pilhas utilizadas foram previamente descarregadas e colocadas em frascos com 150 mL com água da chuva ou água do mar. A lixiviação foi estática e amostras foram retiradas no 1</text:span><text:span text:style-name="T23">o,</text:span><text:span text:style-name="T38"> 7</text:span><text:span text:style-name="T23">o</text:span><text:span text:style-name="T38">, e 30</text:span><text:span text:style-name="T23">o</text:span><text:span text:style-name="T20"> </text:span><text:span text:style-name="T38">dias. Os testes foram realizados em duplicata. A água do mar foi coletada na praia de Bombinhas/SC, em um local considerado sem poluição. A água da chuva foi coletada no IFC - Campus Camboriú.</text:span></text:p>
      <text:p text:style-name="P20"><text:soft-page-break/><text:span text:style-name="T38">Os testes físico-químicos de pH e condutividade foram realizados nos dois meios lixiviantes (água do mar e água da chuva) no início do experimento (dia 0), e nos </text:span><text:span text:style-name="T60">1</text:span><text:span text:style-name="T23">o</text:span><text:span text:style-name="T60">,7</text:span><text:span text:style-name="T23">o</text:span><text:span text:style-name="T38">, e 30</text:span><text:span text:style-name="T23">o</text:span><text:span text:style-name="T38"> dias. As análises foram realizadas utilizando-se fita universal indicadora de pH (Phox) e condutivímetro digital (AJmicronal AJX-515).</text:span></text:p>
      <text:p text:style-name="P20"><text:span text:style-name="T38">Os testes de fitotoxicidade foram realizados apenas com as amostras extraídas do meio lixiviante água da chuva. Foram observados: germinação de sementes, crescimento de raízes e concentração de clorofila total em </text:span><text:span text:style-name="T53">Eruca sativa</text:span><text:span text:style-name="T20"> </text:span><text:span text:style-name="T38">(rúcula). Diferentes diluições do lixiviado foram testadas (</text:span><text:span text:style-name="T41">100%, 50%, 25%, 12,5% e 6,25%</text:span><text:span text:style-name="T38">). Para o teste de germinação, foi utilizada a metodologia de Brito-Pelegrini </text:span><text:span text:style-name="T54">et al</text:span><text:span text:style-name="T38">. (2007). As sementes foram expostas aos lixiviados por 7 dias, à temperatura e iluminação ambiente. Após esse período, contabilizou-se o número de sementes germinadas e foi realizada a medição das raízes. A análise de clorofila total foi realizada nas plantas, extraindo-se a ra</text:span><text:span text:style-name="T39">i</text:span><text:span text:style-name="T38">z. Aproximadamente 100 mg de plantas frescas foram maceradas em 5 mL de metanol 100% durante 5 minutos. O homogenado foi filtrado e a absorbância dos sobrenadantes foi medida em 653, 666 e 470</text:span><text:span text:style-name="T45">nm (</text:span><text:span text:style-name="T44">Espectrofotômetro UV VIS Metrolab 330</text:span><text:span text:style-name="T45">). A conc</text:span><text:span text:style-name="T38">entração de clorofila total foi determinada de acordo com as equações experimentais descritas por Lichtenthaler (Lichtenthaler, 1987).</text:span></text:p>
      <text:p text:style-name="P7"/>
      <text:p text:style-name="P7"/>
      <text:p text:style-name="P10">RESULTADOS E DISCUSSÕES</text:p>
      <text:p text:style-name="P17"/>
      <text:p text:style-name="P27"><text:span text:style-name="T32">Nos resultados encontrados na Tabela 1, nota-se uma alteração gradual do pH e da condutividade, em relação ao tempo de exposição das pilhas alcalinas aos dois meios lixiviantes. Nas pilhas expostas à água da chuva, o pH tornou-se levemente mais ácido após a primeira semana, não obstante, após o trigésimo dia de exposição, o </text:span><text:span text:style-name="T34">pH </text:span><text:span text:style-name="T32">tornou-se predominantemente básico. </text:span></text:p>
      <text:p text:style-name="P31"><draw:frame draw:style-name="fr3" draw:name="Objeto3" text:anchor-type="paragraph" svg:x="0.004cm" svg:y="0.794cm" svg:width="16.288cm" svg:height="2.785cm" draw:z-index="1"><draw:object xlink:href="./Object 3" xlink:type="simple" xlink:show="embed" xlink:actuate="onLoad"/><draw:image xlink:href="./ObjectReplacements/Object 3" xlink:type="simple" xlink:show="embed" xlink:actuate="onLoad"/></draw:frame>Tabela 1. Valores médios de pH e condutividade dos lixiviados de pilhas.</text:p>
      <text:p text:style-name="P32">* valor referente ao resultado da segunda repetição.</text:p>
      <text:p text:style-name="P14"><text:soft-page-break/></text:p>
      <text:p text:style-name="P28"><text:span text:style-name="T24">Em relação a condutividade do lixiviado de pilhas expostas a água da chuva houve queda do valor após o 1</text:span><text:span text:style-name="T22">o</text:span><text:span text:style-name="T24"> dia e um leve aumento após </text:span><text:span text:style-name="T25">o </text:span><text:span text:style-name="T24">7</text:span><text:span text:style-name="T22">o</text:span><text:span text:style-name="T24"> dia. No final de 30 dias a condutividade do lixiviado aumentou em torno de </text:span><text:span text:style-name="T26">60</text:span><text:span text:style-name="T24">%. A condutividade no meio lixiviante água do mar </text:span><text:span text:style-name="T26">aumentou</text:span><text:span text:style-name="T24"> gradativamente a cada análise realizada, sendo o esperado, devido a liberação de sais na reação ocorrida entre pilha e água. O mesmo aumento de condutividade dos lixiviados de pilhas expostas à água do mar foram observados por Câmara </text:span><text:span text:style-name="T27">et al</text:span><text:span text:style-name="T24">. (2012). </text:span></text:p>
      <text:p text:style-name="P25"><text:span text:style-name="T34">A </text:span><text:span text:style-name="T35">Tabela 2</text:span><text:span text:style-name="T32"> corresponde aos resultados do teste de germinação de sementes, </text:span><text:span text:style-name="T35">do </text:span><text:span text:style-name="T32">crescimento de raízes, </text:span><text:span text:style-name="T35">e de clorofila total</text:span><text:span text:style-name="T32"> </text:span><text:span text:style-name="T35">em</text:span><text:span text:style-name="T32"> </text:span><text:span text:style-name="T55">Eruca Sativa</text:span><text:span text:style-name="T21"> </text:span><text:span text:style-name="T32">expostas aos lixiviados de pilhas alcalinas. Após a análise dos dados</text:span><text:span text:style-name="T35">, </text:span><text:span text:style-name="T32">foi possível observar que, de forma geral, as</text:span><text:span text:style-name="T61"> </text:span><text:span text:style-name="T12">sementes expostas a </text:span><text:span text:style-name="T32">diferentes diluições de amostras</text:span><text:span text:style-name="T61"> </text:span><text:span text:style-name="T12">germinaram menos que o controle. O mesmo pode ser observado em relação ao tamanho d</text:span><text:span text:style-name="T13">as</text:span><text:span text:style-name="T12"> raízes destas plantas. </text:span></text:p>
      <text:p text:style-name="P18"/>
      <text:p text:style-name="P22"><text:span text:style-name="T46">Tabela 2: </text:span><text:span text:style-name="T49">R</text:span><text:span text:style-name="T38">esultados do teste de germinação de sementes, do crescimento de raízes, e de clorofila total em </text:span><text:span text:style-name="T53">E. Sativa</text:span><text:span text:style-name="T38"> expostas aos lixiviados de pilhas alcalinas </text:span><text:span text:style-name="T40">(% em relação ao controle). </text:span></text:p>
      <text:p text:style-name="P19"><draw:frame draw:style-name="fr4" draw:name="Objeto1" text:anchor-type="paragraph" svg:y="0.183cm" svg:width="15.561cm" svg:height="3.969cm" draw:z-index="0"><draw:object xlink:href="./Object 1" xlink:type="simple" xlink:show="embed" xlink:actuate="onLoad"/><draw:image xlink:href="./ObjectReplacements/Object 1" xlink:type="simple" xlink:show="embed" xlink:actuate="onLoad"/><svg:desc>Objeto OLE</svg:desc></draw:frame></text:p>
      <text:p text:style-name="P26"><text:span text:style-name="T12">Possivelmente estes resultados se devem a </text:span><text:span text:style-name="T14">presença</text:span><text:span text:style-name="T12"> de metais pesados </text:span><text:span text:style-name="T14">nos lixiviados. </text:span><text:span text:style-name="T12">Segundo Zurera </text:span><text:span text:style-name="T17">et al.</text:span><text:span text:style-name="T12">(1987), plantas folhosas tendem a ter maior </text:span><text:span text:style-name="T32">absorção de metais tóxicos. Câmara et al. (2012) observou a liberação de Fe, Mn e Zn em pilhas alcalinas expostas a água de chuva, e quantificaram percentuais de 97,5%, 71,5% e 58,2% destes elementos respectivamente, após um período de 30 dias.</text:span></text:p>
      <text:p text:style-name="P26"><text:span text:style-name="T33">No teste para verificar quantidade de clorofila total, o</text:span><text:span text:style-name="T32">s resultados indicaram que, de forma geral, houve diminuição nas quantidades quando comparadas ao controle. </text:span><text:soft-page-break/><text:span text:style-name="T33">Entretanto,</text:span><text:span text:style-name="T32"> </text:span><text:span text:style-name="T33">n</text:span><text:span text:style-name="T32">este trabalho nota-se que nas sementes expostas ao lixiviado de 7 dias na concentração de </text:span><text:span text:style-name="T33">6,25</text:span><text:span text:style-name="T32">% </text:span><text:span text:style-name="T35">e 12,5%, </text:span><text:span text:style-name="T32">e ao lixiviado de 30 dias na concentração de 12,5% houve um aumento na quantidade de clorofila total em relação ao controle negativo. Este aumento na quantidade de pigmento pode ser explicado pela presença de zinco e manganês </text:span><text:span text:style-name="T33">que foram lixiviados das </text:span><text:span text:style-name="T32">pilhas alcalinas. De acordo com Raven (1999), apesar de ser tóxico em altas concentrações, o zinco é um micronutriente essencial para a atividade de diversas enzimas e faz parte de moléculas que atuam em papéis chave no transporte de elétrons fotossintéticos. Doganlar et al. (2012), afirmam que o manganês é um microelemento importante e está presente na constituição de enzimas e cofatores, mas é tóxico em concentrações excessivas. </text:span></text:p>
      <text:p text:style-name="P11"/>
      <text:p text:style-name="P11"/>
      <text:p text:style-name="P12">CONSIDERAÇÕES FINAIS</text:p>
      <text:p text:style-name="P7"/>
      <text:p text:style-name="P24"><text:span text:style-name="T32">Através desta pesquisa foi possível observar o potencial tóxico de pilhas de uso doméstico que são descartadas inadequadamente, </text:span><text:span text:style-name="T36">já que os lixiviados provocaram efeitos na germinação, no tamanho de raízes e na quantidade de clorofila total em </text:span><text:span text:style-name="T56">Eruca sativa</text:span><text:span text:style-name="T32">. Estes resultados </text:span><text:span text:style-name="T36">mostram</text:span><text:span text:style-name="T32"> a problemática dos resíduos sólidos eletrônicos no meio ambiente, e podem auxiliar na conscientização das pessoas sobre o seu </text:span><text:span text:style-name="T34">correto </text:span><text:span text:style-name="T32">descarte. </text:span></text:p>
      <text:p text:style-name="P13"/>
      <text:p text:style-name="P13"/>
      <text:p text:style-name="P30">REFERÊNCIAS</text:p>
      <text:p text:style-name="P34"/>
      <text:p text:style-name="P35"><text:span text:style-name="T37">BRITO-PELEGRINI, N.N., PATERNIANI, J.E.S., BROTA, G.A., DOS SANTOS, E.M., SILVA, N.B.. 2007. </text:span><text:span text:style-name="T31">Ensaios biológicos com sementes para avaliar a redução da toxicidade do chorume tratado por processo fotoquímico</text:span><text:span text:style-name="T37">. Minerva 6 (3), p. 219-228. </text:span></text:p>
      <text:p text:style-name="P36"><text:span text:style-name="T63"/></text:p>
      <text:p text:style-name="P36"><text:span text:style-name="T63">CÂMARA, S.C.; AFONSO, J.C.;SILVA, L.I.D.; DOMINGUES, N.N.; ALCOVER NETO, A. 2012. </text:span><text:span text:style-name="T66">Simulação do intemperismo natural de pilhas zinco-carbono e alcalinas</text:span><text:span text:style-name="T63">. Quim. Nova, Vol. 35, No. 1, 82-90.</text:span></text:p>
      <text:p text:style-name="P38"/>
      <text:p text:style-name="P41"><text:soft-page-break/><text:span text:style-name="T38">DOGANLAR, Z.B.; CAKMAK,S.; YANIK, T.</text:span><text:span text:style-name="T20"> </text:span><text:span text:style-name="T38">2012.</text:span><text:span text:style-name="T20"> </text:span><text:span text:style-name="T28">Metal uptake and physiological changes in</text:span><text:span text:style-name="T20"> </text:span><text:span text:style-name="T59">L</text:span><text:span text:style-name="T58">e</text:span><text:span text:style-name="T57">mna gibba</text:span><text:span text:style-name="T20"> </text:span><text:span text:style-name="T28">exposed to manganese and nickel.</text:span><text:span text:style-name="T20"> </text:span><text:span text:style-name="T38">International Journal of Biology, V. 4 , n.3, p 148-157.</text:span></text:p>
      <text:p text:style-name="P39"/>
      <text:p text:style-name="P41"><text:bookmark text:name="docs-internal-guid-68cb54dd-c36e-a238-80be-f16225fb3e97"/><text:span text:style-name="T63">JOHN, L. R. et al. </text:span><text:span text:style-name="T65">2008.</text:span><text:span text:style-name="T63"> </text:span><text:span text:style-name="T67">Effect of cadmium and lead on growth, biochemical parameters and uptake in </text:span><text:span text:style-name="T68">Lemna polyrrhiza</text:span><text:span text:style-name="T63">. </text:span><text:span text:style-name="T64">Plant Soil Environ.,</text:span><text:span text:style-name="T66"> </text:span><text:span text:style-name="T63">New Delhi, v. 54, n. 6, p.262-270.</text:span></text:p>
      <text:p text:style-name="P37"/>
      <text:p text:style-name="P41"><text:span text:style-name="T46">LICHTENTHALER, H.K., 1987. </text:span><text:span text:style-name="T31">Chlorophylls and carotenoids: pigments of photosynthetic biomembranes</text:span><text:span text:style-name="T46">. Meth. Enzymol. 148, 350– 383.</text:span></text:p>
      <text:p text:style-name="P38"/>
      <text:p text:style-name="P41"><text:span text:style-name="T63">MOI, Paula Cristina Pedroso et al. 2012. </text:span><text:span text:style-name="T66">Lixo eletrônico: consequências e possíveis soluções. </text:span><text:span text:style-name="T63">Mato Grosso: Connectionline, 2012. 9 p.</text:span></text:p>
      <text:p text:style-name="P37"/>
      <text:p text:style-name="P41"><text:span text:style-name="T63">ONU. </text:span><text:span text:style-name="T66">Brasil produziu 1,4 milhão de toneladas de resíduos eletrônicos em 2014, afirma novo relatório da ONU. </text:span><text:span text:style-name="T63">2014.</text:span><text:span text:style-name="T62"> </text:span><text:span text:style-name="T63">Disponível em: &lt;https://nacoesunidas.org/brasil-produziu-14-milhao-de-toneladas-de-residuos-eletronicos-em-2014-afirma-novo-relatorio-da-onu/&gt;. Acesso em: 12 jul. 2016.</text:span></text:p>
      <text:p text:style-name="P39"/>
      <text:p text:style-name="P41"><text:span text:style-name="T63">PNUMA. </text:span><text:span text:style-name="T66">Substâncias Nocivas e Resíduos. </text:span><text:span text:style-name="T63">2010. Disponível em: &lt;http://web.unep.org/regions/brazil/other/substâncias-nocivas-e-resíduos&gt;. Acesso em: 30 ago. 2016.</text:span></text:p>
      <text:p text:style-name="P39"/>
      <text:p text:style-name="P41"><text:span text:style-name="T15">RAVEN, J. A., EVANS, M. C. W. &amp; KORB, R. E. 1999. </text:span><text:span text:style-name="T16">The role of trace metals in photosynthetic electron transport in O2-evolving organisms</text:span><text:span text:style-name="T15">. Photosynth. Res. 60:111–49.</text:span></text:p>
      <text:p text:style-name="P40"/>
      <text:p text:style-name="P41"><text:span text:style-name="T38">REIDLER, N. M. V. L.; GÜNTHER, W. M. R. 2003. </text:span><text:span text:style-name="T28">Impactos ambientais e sanitários causados por descarte inadequado de pilhas e baterias usadas.</text:span><text:span text:style-name="T20"> </text:span><text:span text:style-name="T18">Revista Limpeza Pública</text:span><text:span text:style-name="T15">, São Paulo, v. 60, p. 20-26.</text:span></text:p>
      <text:p text:style-name="P40"/>
      <text:p text:style-name="P42"><text:span text:style-name="T12">ZURERA, G. et al. 1987. </text:span><text:span text:style-name="T16">Lead and cadmium contamination levels in edible vegetables</text:span><text:span text:style-name="T12">. Environmental Contamination and Toxicology. New York, v. 38, n.5, p 805-81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.249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3" style:family="paragraph" style:parent-style-name="Footer">
      <style:paragraph-properties fo:margin-top="0cm" fo:margin-bottom="0cm" loext:contextual-spacing="false" fo:line-height="100%" style:writing-mode="page"/>
      <style:text-properties officeooo:paragraph-rsid="0010526d"/>
    </style:style>
    <style:style style:name="MP4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officeooo:paragraph-rsid="0010526d"/>
    </style:style>
    <style:style style:name="MP5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style:font-name="Arial1" fo:font-size="9pt" officeooo:paragraph-rsid="0010526d" style:font-size-asian="9pt" style:font-size-complex="9pt"/>
    </style:style>
    <style:style style:name="MP6" style:family="paragraph" style:parent-style-name="Footer">
      <style:paragraph-properties fo:margin-top="0cm" fo:margin-bottom="0cm" loext:contextual-spacing="false" fo:line-height="100%" fo:text-align="start" style:justify-single-word="false" style:writing-mode="page"/>
      <style:text-properties style:font-name="Arial1" fo:font-size="9pt" officeooo:paragraph-rsid="001406ba" style:font-size-asian="9pt" style:font-size-complex="9pt"/>
    </style:style>
    <style:style style:name="MT1" style:family="text">
      <style:text-properties fo:color="#000000" style:font-name="Arial" fo:font-size="9pt" fo:language="pt" fo:country="BR" style:text-underline-style="none" style:font-size-asian="9pt" style:font-name-complex="Arial2" style:font-size-complex="9pt"/>
    </style:style>
    <style:style style:name="MT2" style:family="text">
      <style:text-properties fo:color="#000000" style:font-name="Arial1" fo:font-size="9pt" fo:language="pt" fo:country="BR" style:font-size-asian="9pt" style:font-name-complex="Arial2" style:font-size-complex="9pt"/>
    </style:style>
    <style:style style:name="MT3" style:family="text">
      <style:text-properties fo:color="#000000" style:font-name="Arial1" fo:font-size="9pt" fo:language="pt" fo:country="BR" style:font-name-asian="Arial2" style:font-size-asian="9pt" style:font-name-complex="Arial2" style:font-size-complex="9pt"/>
    </style:style>
    <style:style style:name="MT4" style:family="text">
      <style:text-properties fo:color="#000000" style:font-name="Arial1" fo:font-size="9pt" fo:language="pt" fo:country="BR" officeooo:rsid="001406ba" style:font-size-asian="9pt" style:font-name-complex="Arial2" style:font-size-complex="9pt"/>
    </style:style>
    <style:style style:name="MT5" style:family="text">
      <style:text-properties fo:color="#000000" style:font-name="Arial1" fo:font-size="9pt" fo:language="pt" fo:country="BR" style:text-underline-style="none" style:font-size-asian="9pt" style:font-name-complex="Arial2" style:font-size-complex="9pt"/>
    </style:style>
    <style:style style:name="MT6" style:family="text">
      <style:text-properties fo:color="#000000" fo:language="pt" fo:country="BR" style:font-name-complex="Arial2"/>
    </style:style>
    <style:style style:name="MT7" style:family="text">
      <style:text-properties fo:color="#000000" fo:language="pt" fo:country="BR" style:font-name-asian="Arial2" style:font-name-complex="Arial2"/>
    </style:style>
    <style:style style:name="MT8" style:family="text">
      <style:text-properties fo:color="#000000" fo:language="pt" fo:country="BR" officeooo:rsid="001406ba" style:font-name-complex="Arial2"/>
    </style:style>
    <style:style style:name="MT9" style:family="text">
      <style:text-properties fo:color="#000000" fo:language="pt" fo:country="BR" officeooo:rsid="0010526d" style:font-name-complex="Arial2"/>
    </style:style>
    <style:style style:name="MT10" style:family="text">
      <style:text-properties fo:font-variant="normal" fo:text-transform="none" fo:color="#000000" fo:letter-spacing="normal" fo:language="pt" fo:country="BR" fo:font-style="normal" fo:font-weight="normal" style:font-name-complex="Arial2"/>
    </style:style>
    <style:style style:name="MT11" style:family="text">
      <style:text-properties fo:color="#000000" fo:language="pt" fo:country="BR" officeooo:rsid="00182882" style:font-name-complex="Arial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3.916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width="13.892cm" svg:height="2.584cm" draw:z-index="7"><draw:image xlink:href="Pictures/100000000000020D00000062FEEA9BFC6CF76440.png" xlink:type="simple" xlink:show="embed" xlink:actuate="onLoad"/></draw:frame></text:p>
        <text:p text:style-name="MP2"/>
      </style:header>
      <style:header-first>
        <text:p text:style-name="MP1"><draw:frame draw:style-name="Mfr2" draw:name="Figura3" text:anchor-type="as-char" svg:y="-3.836cm" svg:width="13.892cm" svg:height="2.584cm" draw:z-index="2"><draw:image xlink:href="Pictures/100000000000020D00000062FEEA9BFC6CF76440.png" xlink:type="simple" xlink:show="embed" xlink:actuate="onLoad"/></draw:frame></text:p>
      </style:header-first>
      <style:footer>
        <text:p text:style-name="MP3"><text:span text:style-name="Internet_20_link"><text:span text:style-name="MT1"/></text:span></text:p>
      </style:footer>
      <style:footer-first>
        <text:p text:style-name="MP4"><text:span text:style-name="MT2">1</text:span><text:span text:style-name="MT3"> </text:span><text:span text:style-name="MT2">Estudante</text:span><text:span text:style-name="MT3"> </text:span><text:span text:style-name="MT2">do</text:span><text:span text:style-name="MT3"> </text:span><text:span text:style-name="MT2">curso técnico integrado ao ensino médio Controle Ambiental;</text:span><text:span text:style-name="MT3"> </text:span><text:span text:style-name="MT2">Instituto</text:span><text:span text:style-name="MT3"> </text:span><text:span text:style-name="MT2">Federal</text:span><text:span text:style-name="MT3"> </text:span><text:span text:style-name="MT2">Catarinense - Campus Camboriú; </text:span><text:span text:style-name="MT4">e-</text:span><text:span text:style-name="MT2">mail: pe</text:span><text:a xlink:type="simple" xlink:href="mailto:drinhodiasbarroso@gmail.com" text:style-name="Internet_20_link" text:visited-style-name="Visited_20_Internet_20_Link"><text:span text:style-name="Internet_20_link"><text:span text:style-name="MT5">drinhodiasbarroso@gmail.com</text:span></text:span></text:a></text:p>
        <text:p text:style-name="MP5"><text:span text:style-name="MT6">2</text:span><text:span text:style-name="MT7"> </text:span><text:span text:style-name="MT6">Estudante</text:span><text:span text:style-name="MT7"> </text:span><text:span text:style-name="MT6">do</text:span><text:span text:style-name="MT7"> </text:span><text:span text:style-name="MT6">curso técnico integrado ao ensino médio Controle Ambiental;</text:span><text:span text:style-name="MT7"> </text:span><text:span text:style-name="MT6">Instituto</text:span><text:span text:style-name="MT7"> </text:span><text:span text:style-name="MT6">Federal</text:span><text:span text:style-name="MT7"> </text:span><text:span text:style-name="MT6">Catarinense - Campus Camboriú; </text:span><text:span text:style-name="MT8">e-</text:span><text:span text:style-name="MT6">mail: </text:span><text:span text:style-name="MT8">julia.cae22@gmail.com</text:span></text:p>
        <text:p text:style-name="MP5"><text:span text:style-name="MT9">3</text:span><text:span text:style-name="MT6"> Estudante</text:span><text:span text:style-name="MT7"> </text:span><text:span text:style-name="MT6">do</text:span><text:span text:style-name="MT7"> </text:span><text:span text:style-name="MT6">curso técnico integrado ao ensino médio Controle Ambiental;</text:span><text:span text:style-name="MT7"> </text:span><text:span text:style-name="MT6">Instituto</text:span><text:span text:style-name="MT7"> </text:span><text:span text:style-name="MT6">Federal</text:span><text:span text:style-name="MT7"> </text:span><text:span text:style-name="MT6">Catarinense - Campus Camboriú; </text:span><text:span text:style-name="MT8">e-</text:span><text:span text:style-name="MT6">mail:</text:span><text:span text:style-name="MT10">jpssayago@gmail.com</text:span><text:span text:style-name="MT6"> </text:span></text:p>
        <text:p text:style-name="MP5"><text:span text:style-name="MT9">4</text:span><text:span text:style-name="MT6"> </text:span><text:span text:style-name="MT11">Bacharel em </text:span><text:span text:style-name="MT9">Bi</text:span><text:span text:style-name="MT11">ologia</text:span><text:span text:style-name="MT9">; Técnico do</text:span><text:span text:style-name="MT6"> Instituto Federal Catarinense Campus Camboriú; </text:span><text:span text:style-name="MT8">e-</text:span><text:span text:style-name="MT6">mail: </text:span><text:span text:style-name="MT9">joeci.godoi</text:span><text:span text:style-name="MT6">@ifc.edu.br </text:span></text:p>
        <text:p text:style-name="MP6"><text:span text:style-name="MT9">5 Mestre em Química; </text:span><text:span text:style-name="MT6">Docente </text:span><text:span text:style-name="MT9">do </text:span><text:span text:style-name="MT6">Instituto Federal Catarinense - Campus Camboriú; </text:span><text:span text:style-name="MT8">e-</text:span><text:span text:style-name="MT6">mail: </text:span><text:span text:style-name="MT9">rodrigo.banegas</text:span><text:span text:style-name="MT6">@ifc.</text:span><text:span text:style-name="MT8">edu.br</text:span></text:p>
        <text:p text:style-name="MP5"><text:span text:style-name="MT9">6 Doutora em Engenharia Ambiental; </text:span><text:span text:style-name="MT6">Docente do Instituto Federal Catarinense - Campus Camboriú; </text:span><text:span text:style-name="MT8">e-</text:span><text:span text:style-name="MT6">mail: leticia.flohr@ifc.edu.br </text:span></text:p>
      </style:footer-first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7-08-10T16:42:28.956000000</dc:date>
    <meta:editing-duration>PT5H23M20S</meta:editing-duration>
    <meta:editing-cycles>19</meta:editing-cycles>
    <meta:document-statistic meta:table-count="0" meta:image-count="2" meta:object-count="2" meta:page-count="6" meta:paragraph-count="46" meta:word-count="1650" meta:character-count="11078" meta:non-whitespace-character-count="94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3.35mm"/>
    </style:style>
    <style:style style:name="co4" style:family="table-column">
      <style:table-column-properties fo:break-before="auto" style:column-width="12.89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2.66mm"/>
    </style:style>
    <style:style style:name="co7" style:family="table-column">
      <style:table-column-properties fo:break-before="auto" style:column-width="13.58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10" style:family="table-cell" style:parent-style-name="Default" style:data-style-name="N115">
      <style:table-cell-properties fo:border-bottom="0.06pt solid #000000" fo:background-color="#eeeee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 style:text-position="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000000" style:text-position=""/>
    </style:style>
    <style:style style:name="ce13" style:family="table-cell" style:parent-style-name="Default" style:data-style-name="N115">
      <style:table-cell-properties fo:background-color="#eeeeee" style:text-align-source="fix" style:repeat-content="false" style:rotation-align="none"/>
      <style:paragraph-properties fo:text-align="center" fo:margin-left="0mm"/>
      <style:text-properties fo:color="#000000" style:text-position=""/>
    </style:style>
    <style:style style:name="ce14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color="#000000" style:text-position=""/>
    </style:style>
    <style:style style:name="ce1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style:text-position=""/>
    </style:style>
    <style:style style:name="ce18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color="#000000" style:text-position=""/>
    </style:style>
    <style:style style:name="ce19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2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style:text-position="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7" style:family="table-cell" style:parent-style-name="Default" style:data-style-name="N115">
      <style:table-cell-properties fo:background-color="#eeeeee" style:text-align-source="fix" style:repeat-content="false"/>
      <style:paragraph-properties fo:text-align="center" fo:margin-left="0mm"/>
      <style:text-properties fo:color="#000000" style:text-position=""/>
    </style:style>
    <style:style style:name="ce28" style:family="table-cell" style:parent-style-name="Default" style:data-style-name="N115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none" fo:border-right="none" style:rotation-align="none" fo:border-top="0.06pt solid #000000"/>
      <style:paragraph-properties fo:text-align="center" fo:margin-left="0mm"/>
      <style:text-properties fo:color="#000000" style:text-position=""/>
    </style:style>
    <style:style style:name="ce4" style:family="table-cell" style:parent-style-name="Default" style:data-style-name="N11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000000" style:text-position=""/>
    </style:style>
    <style:style style:name="ce8" style:family="table-cell" style:parent-style-name="Default" style:data-style-name="N115">
      <style:table-cell-properties fo:background-color="#eeeeee" style:text-align-source="fix" style:repeat-content="false" fo:border="none" style:rotation-align="none"/>
      <style:paragraph-properties fo:text-align="center" fo:margin-left="0mm"/>
      <style:text-properties fo:color="#000000" style:text-position=""/>
    </style:style>
    <style:style style:name="ce9" style:family="table-cell" style:parent-style-name="Default">
      <style:table-cell-properties fo:background-color="#eeeeee" style:text-align-source="fix" style:repeat-content="false" fo:border="none" style:rotation-align="none"/>
      <style:paragraph-properties fo:text-align="center" fo:margin-left="0mm"/>
      <style:text-properties fo:color="#000000" style:text-position="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style:rotation-align="none" fo:border-top="0.06pt solid #000000"/>
      <style:paragraph-properties fo:text-align="center" fo:margin-left="0mm"/>
      <style:text-properties fo:color="#000000"/>
    </style:style>
    <style:style style:name="ce40" style:family="table-cell" style:parent-style-name="Default" style:data-style-name="N11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000000"/>
    </style:style>
    <style:style style:name="ce44" style:family="table-cell" style:parent-style-name="Default" style:data-style-name="N115">
      <style:table-cell-properties fo:background-color="#eeeeee" style:text-align-source="fix" style:repeat-content="false" fo:border="none" style:rotation-align="none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fo:background-color="#eeeeee" style:text-align-source="fix" style:repeat-content="false" fo:border="none" style:rotation-align="none"/>
      <style:paragraph-properties fo:text-align="center" fo:margin-left="0mm"/>
      <style:text-properties fo:color="#000000"/>
    </style:style>
    <style:style style:name="ce46" style:family="table-cell" style:parent-style-name="Default" style:data-style-name="N115">
      <style:table-cell-properties fo:border-bottom="0.06pt solid #000000" fo:background-color="#eeeee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/>
    </style:style>
    <style:style style:name="ce47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fo:color="#000000"/>
    </style:style>
    <style:style style:name="ce49" style:family="table-cell" style:parent-style-name="Default" style:data-style-name="N115">
      <style:table-cell-properties fo:background-color="#eeeeee" style:text-align-source="fix" style:repeat-content="false" style:rotation-align="non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color="#000000"/>
    </style:style>
    <style:style style:name="ce51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/>
    </style:style>
    <style:style style:name="ce54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color="#000000"/>
    </style:style>
    <style:style style:name="ce55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63" style:family="table-cell" style:parent-style-name="Default" style:data-style-name="N115">
      <style:table-cell-properties fo:background-color="#eeeeee" style:text-align-source="fix" style:repeat-content="false"/>
      <style:paragraph-properties fo:text-align="center" fo:margin-left="0mm"/>
      <style:text-properties fo:color="#000000"/>
    </style:style>
    <style:style style:name="ce64" style:family="table-cell" style:parent-style-name="Default" style:data-style-name="N115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5" table:style-name="ta1">
        <table:table-column table:style-name="co1" table:default-cell-style-name="ce40"/>
        <table:table-column table:style-name="co2" table:default-cell-style-name="ce44"/>
        <table:table-column table:style-name="co3" table:default-cell-style-name="ce49"/>
        <table:table-column table:style-name="co4" table:default-cell-style-name="ce44"/>
        <table:table-column table:style-name="co5" table:default-cell-style-name="ce54"/>
        <table:table-column table:style-name="co6" table:default-cell-style-name="ce58"/>
        <table:table-column table:style-name="co7" table:default-cell-style-name="ce54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row table:style-name="ro1" table:number-rows-repeated="2">
          <table:table-cell table:style-name="Default" table:number-columns-repeated="10"/>
        </table:table-row>
        <table:table-row table:style-name="ro2">
          <table:table-cell table:style-name="ce37" office:value-type="string" calcext:value-type="string">
            <text:p>Diluições da</text:p>
          </table:table-cell>
          <table:table-cell table:style-name="ce41" office:value-type="string" calcext:value-type="string" table:number-columns-spanned="3" table:number-rows-spanned="1">
            <text:p>Germinação de sementes </text:p>
          </table:table-cell>
          <table:covered-table-cell table:style-name="ce47"/>
          <table:covered-table-cell table:style-name="ce50"/>
          <table:table-cell table:style-name="ce52" office:value-type="string" calcext:value-type="string" table:number-columns-spanned="3" table:number-rows-spanned="1">
            <text:p>Crescimento de raízes</text:p>
          </table:table-cell>
          <table:covered-table-cell table:style-name="ce56"/>
          <table:covered-table-cell table:style-name="ce59"/>
          <table:table-cell table:style-name="ce61" office:value-type="string" calcext:value-type="string" table:number-columns-spanned="3" table:number-rows-spanned="1">
            <text:p>Clorofila Total </text:p>
          </table:table-cell>
          <table:covered-table-cell table:number-columns-repeated="2" table:style-name="ce47"/>
        </table:table-row>
        <table:table-row table:style-name="ro2">
          <table:table-cell table:style-name="ce38" office:value-type="string" calcext:value-type="string">
            <text:p>amostra</text:p>
          </table:table-cell>
          <table:table-cell table:style-name="ce42" office:value-type="string" calcext:value-type="string">
            <text:p>DIA 1</text:p>
          </table:table-cell>
          <table:table-cell table:style-name="ce48" office:value-type="string" calcext:value-type="string">
            <text:p>DIA 7</text:p>
          </table:table-cell>
          <table:table-cell table:style-name="ce51" office:value-type="string" calcext:value-type="string">
            <text:p>DIA 30</text:p>
          </table:table-cell>
          <table:table-cell table:style-name="ce53" office:value-type="string" calcext:value-type="string">
            <text:p>DIA 1</text:p>
          </table:table-cell>
          <table:table-cell table:style-name="ce57" office:value-type="string" calcext:value-type="string">
            <text:p>DIA 7</text:p>
          </table:table-cell>
          <table:table-cell table:style-name="ce60" office:value-type="string" calcext:value-type="string">
            <text:p>DIA 30</text:p>
          </table:table-cell>
          <table:table-cell table:style-name="ce61" office:value-type="string" calcext:value-type="string">
            <text:p>DIA 1 </text:p>
          </table:table-cell>
          <table:table-cell table:style-name="ce61" office:value-type="string" calcext:value-type="string">
            <text:p>DIA 7</text:p>
          </table:table-cell>
          <table:table-cell table:style-name="ce61" office:value-type="string" calcext:value-type="string">
            <text:p>DIA 30</text:p>
          </table:table-cell>
        </table:table-row>
        <table:table-row table:style-name="ro2">
          <table:table-cell table:style-name="ce39" office:value-type="string" calcext:value-type="string">
            <text:p>controle </text:p>
          </table:table-cell>
          <table:table-cell table:number-columns-repeated="3" table:style-name="ce43" office:value-type="float" office:value="100" calcext:value-type="float">
            <text:p>100</text:p>
          </table:table-cell>
          <table:table-cell table:number-columns-repeated="3" table:style-name="ce37" office:value-type="float" office:value="100" calcext:value-type="float">
            <text:p>100</text:p>
          </table:table-cell>
          <table:table-cell table:number-columns-repeated="3" table:style-name="ce62" office:value-type="float" office:value="100" calcext:value-type="float">
            <text:p>100</text:p>
          </table:table-cell>
        </table:table-row>
        <table:table-row table:style-name="ro2">
          <table:table-cell office:value-type="percentage" office:value="0.0625" calcext:value-type="percentage">
            <text:p>6,25%</text:p>
          </table:table-cell>
          <table:table-cell office:value-type="float" office:value="89.2857142857143" calcext:value-type="float">
            <text:p>89,3</text:p>
          </table:table-cell>
          <table:table-cell office:value-type="float" office:value="97.2222222222222" calcext:value-type="float">
            <text:p>97,2</text:p>
          </table:table-cell>
          <table:table-cell office:value-type="float" office:value="91.4285714285714" calcext:value-type="float">
            <text:p>91,4</text:p>
          </table:table-cell>
          <table:table-cell office:value-type="float" office:value="86.7008281360173" calcext:value-type="float">
            <text:p>86,7</text:p>
          </table:table-cell>
          <table:table-cell office:value-type="float" office:value="108.784432464367" calcext:value-type="float">
            <text:p>108,8</text:p>
          </table:table-cell>
          <table:table-cell office:value-type="float" office:value="50.380580840919" calcext:value-type="float">
            <text:p>50,4</text:p>
          </table:table-cell>
          <table:table-cell office:value-type="float" office:value="81.4669056209941" calcext:value-type="float">
            <text:p>81,5</text:p>
          </table:table-cell>
          <table:table-cell office:value-type="float" office:value="108.361529613569" calcext:value-type="float">
            <text:p>108,4</text:p>
          </table:table-cell>
          <table:table-cell office:value-type="float" office:value="79.8445196066743" calcext:value-type="float">
            <text:p>79,8</text:p>
          </table:table-cell>
        </table:table-row>
        <table:table-row table:style-name="ro2">
          <table:table-cell office:value-type="percentage" office:value="0.125" calcext:value-type="percentage">
            <text:p>12,50%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97.2222222222222" calcext:value-type="float">
            <text:p>97,2</text:p>
          </table:table-cell>
          <table:table-cell office:value-type="float" office:value="97.1428571428571" calcext:value-type="float">
            <text:p>97,1</text:p>
          </table:table-cell>
          <table:table-cell office:value-type="float" office:value="78.4898939918894" calcext:value-type="float">
            <text:p>78,5</text:p>
          </table:table-cell>
          <table:table-cell office:value-type="float" office:value="95.0850327576567" calcext:value-type="float">
            <text:p>95,1</text:p>
          </table:table-cell>
          <table:table-cell office:value-type="float" office:value="75.8560901603815" calcext:value-type="float">
            <text:p>75,9</text:p>
          </table:table-cell>
          <table:table-cell office:value-type="float" office:value="80.837795917329" calcext:value-type="float">
            <text:p>80,8</text:p>
          </table:table-cell>
          <table:table-cell office:value-type="float" office:value="100.773471638363" calcext:value-type="float">
            <text:p>100,8</text:p>
          </table:table-cell>
          <table:table-cell office:value-type="float" office:value="116.124967102617" calcext:value-type="float">
            <text:p>116,1</text:p>
          </table:table-cell>
        </table:table-row>
        <table:table-row table:style-name="ro2">
          <table:table-cell office:value-type="percentage" office:value="0.25" calcext:value-type="percentage">
            <text:p>25,00%</text:p>
          </table:table-cell>
          <table:table-cell office:value-type="float" office:value="89.2857142857143" calcext:value-type="float">
            <text:p>89,3</text:p>
          </table:table-cell>
          <table:table-cell office:value-type="float" office:value="86.1111111111111" calcext:value-type="float">
            <text:p>86,1</text:p>
          </table:table-cell>
          <table:table-cell office:value-type="float" office:value="85.7142857142857" calcext:value-type="float">
            <text:p>85,7</text:p>
          </table:table-cell>
          <table:table-cell office:value-type="float" office:value="69.2661296164537" calcext:value-type="float">
            <text:p>69,3</text:p>
          </table:table-cell>
          <table:table-cell office:value-type="float" office:value="96.5290598921793" calcext:value-type="float">
            <text:p>96,5</text:p>
          </table:table-cell>
          <table:table-cell office:value-type="float" office:value="66.1465106198526" calcext:value-type="float">
            <text:p>66,1</text:p>
          </table:table-cell>
          <table:table-cell office:value-type="float" office:value="92.6669523104657" calcext:value-type="float">
            <text:p>92,7</text:p>
          </table:table-cell>
          <table:table-cell office:value-type="float" office:value="82.2536189314372" calcext:value-type="float">
            <text:p>82,3</text:p>
          </table:table-cell>
          <table:table-cell office:value-type="float" office:value="92.2236369483856" calcext:value-type="float">
            <text:p>92,2</text:p>
          </table:table-cell>
        </table:table-row>
        <table:table-row table:style-name="ro2">
          <table:table-cell office:value-type="percentage" office:value="0.5" calcext:value-type="percentage">
            <text:p>50,00%</text:p>
          </table:table-cell>
          <table:table-cell office:value-type="float" office:value="114.285714285714" calcext:value-type="float">
            <text:p>114,3</text:p>
          </table:table-cell>
          <table:table-cell office:value-type="float" office:value="94.4444444444444" calcext:value-type="float">
            <text:p>94,4</text:p>
          </table:table-cell>
          <table:table-cell office:value-type="float" office:value="97.1428571428571" calcext:value-type="float">
            <text:p>97,1</text:p>
          </table:table-cell>
          <table:table-cell office:value-type="float" office:value="95.0041874482924" calcext:value-type="float">
            <text:p>95,0</text:p>
          </table:table-cell>
          <table:table-cell office:value-type="float" office:value="83.9471657505776" calcext:value-type="float">
            <text:p>83,9</text:p>
          </table:table-cell>
          <table:table-cell office:value-type="float" office:value="20.7845687039445" calcext:value-type="float">
            <text:p>20,8</text:p>
          </table:table-cell>
          <table:table-cell office:value-type="float" office:value="50.678181784028" calcext:value-type="float">
            <text:p>50,7</text:p>
          </table:table-cell>
          <table:table-cell office:value-type="float" office:value="65.0687345998587" calcext:value-type="float">
            <text:p>65,1</text:p>
          </table:table-cell>
          <table:table-cell office:value-type="float" office:value="99.378673392047" calcext:value-type="float">
            <text:p>99,4</text:p>
          </table:table-cell>
        </table:table-row>
        <table:table-row table:style-name="ro2">
          <table:table-cell table:style-name="ce38" office:value-type="percentage" office:value="1" calcext:value-type="percentage">
            <text:p>100,00%</text:p>
          </table:table-cell>
          <table:table-cell table:style-name="ce46" office:value-type="float" office:value="78.5714285714286" calcext:value-type="float">
            <text:p>78,6</text:p>
          </table:table-cell>
          <table:table-cell table:style-name="ce46" office:value-type="float" office:value="94.4444444444444" calcext:value-type="float">
            <text:p>94,4</text:p>
          </table:table-cell>
          <table:table-cell table:style-name="ce46" office:value-type="float" office:value="88.5714285714286" calcext:value-type="float">
            <text:p>88,6</text:p>
          </table:table-cell>
          <table:table-cell table:style-name="ce55" office:value-type="float" office:value="86.6605746017521" calcext:value-type="float">
            <text:p>86,7</text:p>
          </table:table-cell>
          <table:table-cell table:style-name="ce55" office:value-type="float" office:value="88.9963813603131" calcext:value-type="float">
            <text:p>89,0</text:p>
          </table:table-cell>
          <table:table-cell table:style-name="ce55" office:value-type="float" office:value="21.4997832683138" calcext:value-type="float">
            <text:p>21,5</text:p>
          </table:table-cell>
          <table:table-cell table:style-name="ce64" office:value-type="float" office:value="33.9882187955941" calcext:value-type="float">
            <text:p>34,0</text:p>
          </table:table-cell>
          <table:table-cell table:style-name="ce64" office:value-type="float" office:value="59.60647843392" calcext:value-type="float">
            <text:p>59,6</text:p>
          </table:table-cell>
          <table:table-cell table:style-name="ce64" office:value-type="float" office:value="87.9317207066805" calcext:value-type="float">
            <text:p>87,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 number:textual="true"/>
    </number:date-style>
    <number:number-style style:name="N113">
      <number:number number:decimal-places="3" loext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5">
      <number:number number:decimal-places="1" loext:min-decimal-places="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21:30:53.0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1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2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text-position="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Arial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5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ce30"/>
        <table:table-column table:style-name="co1" table:number-columns-repeated="3" table:default-cell-style-name="ce30"/>
        <table:table-row table:style-name="ro1" table:number-rows-repeated="2">
          <table:table-cell table:number-columns-repeated="15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ce20" office:value-type="string" calcext:value-type="string" table:number-columns-spanned="1" table:number-rows-spanned="2">
            <text:p>Meio Lixiviante</text:p>
          </table:table-cell>
          <table:table-cell table:style-name="ce24" office:value-type="string" calcext:value-type="string" table:number-columns-spanned="1" table:number-rows-spanned="2">
            <text:p>Parâmetros</text:p>
          </table:table-cell>
          <table:table-cell table:style-name="ce28" office:value-type="string" calcext:value-type="string" table:number-columns-spanned="4" table:number-rows-spanned="1">
            <text:p>Tempo (dias)</text:p>
          </table:table-cell>
          <table:covered-table-cell table:number-columns-repeated="3" table:style-name="ce32"/>
        </table:table-row>
        <table:table-row table:style-name="ro2">
          <table:table-cell table:number-columns-repeated="14"/>
          <table:covered-table-cell table:style-name="ce21"/>
          <table:covered-table-cell table:style-name="ce25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0" calcext:value-type="float">
            <text:p>30</text:p>
          </table:table-cell>
        </table:table-row>
        <table:table-row table:style-name="ro2">
          <table:table-cell table:number-columns-repeated="14"/>
          <table:table-cell table:style-name="ce22" office:value-type="string" calcext:value-type="string" table:number-columns-spanned="1" table:number-rows-spanned="2">
            <text:p>Água da chuv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5,63 ± 0,5</text:p>
          </table:table-cell>
          <table:table-cell office:value-type="string" calcext:value-type="string">
            <text:p>6,0 ± 0</text:p>
          </table:table-cell>
          <table:table-cell office:value-type="string" calcext:value-type="string">
            <text:p>5,5 ± 0,7</text:p>
          </table:table-cell>
          <table:table-cell office:value-type="string" calcext:value-type="string">
            <text:p>9,0 ± 4,2</text:p>
          </table:table-cell>
        </table:table-row>
        <table:table-row table:style-name="ro2">
          <table:table-cell table:number-columns-repeated="14"/>
          <table:covered-table-cell table:style-name="ce22"/>
          <table:table-cell office:value-type="string" calcext:value-type="string">
            <text:p>Condutividade (uS/cm)</text:p>
          </table:table-cell>
          <table:table-cell office:value-type="string" calcext:value-type="string">
            <text:p>1,72 ± 0,2</text:p>
          </table:table-cell>
          <table:table-cell office:value-type="string" calcext:value-type="string">
            <text:p>1,55*</text:p>
          </table:table-cell>
          <table:table-cell office:value-type="string" calcext:value-type="string">
            <text:p>1,65 ± 0,3</text:p>
          </table:table-cell>
          <table:table-cell office:value-type="string" calcext:value-type="string">
            <text:p>2,74 ± 3,1</text:p>
          </table:table-cell>
        </table:table-row>
        <table:table-row table:style-name="ro2">
          <table:table-cell table:number-columns-repeated="14"/>
          <table:table-cell table:style-name="ce23" office:value-type="string" calcext:value-type="string" table:number-columns-spanned="1" table:number-rows-spanned="2">
            <text:p>Água do ma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6,0 <text:span text:style-name="T2">±</text:span> 0</text:p>
          </table:table-cell>
          <table:table-cell office:value-type="string" calcext:value-type="string">
            <text:p>5,25 ± 0,4</text:p>
          </table:table-cell>
          <table:table-cell office:value-type="string" calcext:value-type="string">
            <text:p>5,5 ± 0,7</text:p>
          </table:table-cell>
          <table:table-cell office:value-type="string" calcext:value-type="string">
            <text:p>11,0 ± 1,41</text:p>
          </table:table-cell>
        </table:table-row>
        <table:table-row table:style-name="ro2">
          <table:table-cell table:number-columns-repeated="14"/>
          <table:covered-table-cell table:style-name="ce23"/>
          <table:table-cell table:style-name="ce27" office:value-type="string" calcext:value-type="string">
            <text:p>Condutividade (uS/cm)</text:p>
          </table:table-cell>
          <table:table-cell table:style-name="ce31" office:value-type="string" calcext:value-type="string">
            <text:p>47,8 <text:span text:style-name="T2">± </text:span>0,4</text:p>
          </table:table-cell>
          <table:table-cell table:style-name="ce33" office:value-type="string" calcext:value-type="string">
            <text:p>48,1 ± 2,8</text:p>
          </table:table-cell>
          <table:table-cell table:style-name="ce33" office:value-type="string" calcext:value-type="string">
            <text:p>50,3 ± 1,1</text:p>
          </table:table-cell>
          <table:table-cell table:style-name="ce33" office:value-type="string" calcext:value-type="string">
            <text:p>51,1 ± 1,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 number:textual="true"/>
    </number:date-style>
    <number:number-style style:name="N113">
      <number:number number:decimal-places="3" loext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5">
      <number:number number:decimal-places="1" loext:min-decimal-places="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21:47:58.2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